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8</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0</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ACC: accumulated distance<text:tab/>22</text:p>
          <text:p text:style-name="P7"><text:s/>7.1.5 Type TSEC: time in seconds<text:tab/>22</text:p>
          <text:p text:style-name="P7"><text:s/>7.1.6 Type TMIN: time in minutes<text:tab/>23</text:p>
          <text:p text:style-name="P7"><text:soft-page-break/><text:s/>7.1.7 Type ATRI: area of triangle<text:tab/>23</text:p>
          <text:p text:style-name="P7"><text:s/>7.1.8 Type ANG3P: angle between 3 points<text:tab/>23</text:p>
          <text:p text:style-name="P7"><text:s/>7.1.9 Type ANGN: angle to the north<text:tab/>23</text:p>
          <text:p text:style-name="P7"><text:s/>7.1.10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ext:s/>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ext:soft-page-break/>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10-22T15:11:04.65</meta:creation-date>
    <dc:date>2011-09-15T09:44:14</dc:date>
    <meta:editing-duration>PT31H10M42S</meta:editing-duration>
    <meta:editing-cycles>189</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9" meta:paragraph-count="609" meta:word-count="4336" meta:character-count="28312"/>
  </office:meta>
</office:document-meta>
</file>